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217d" officeooo:paragraph-rsid="0010217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sLegend : [alphabet_soup, bowl, cup, garden_watering_pot, phone, plant, tea_container, tomato_sauce, ]</text:p>
      <text:p text:style-name="P1">classDirPath: /home/bhetherman/workspace/src/brian_recognizer/include/testimages/bowl</text:p>
      <text:p text:style-name="P1">1429073375_3.png : CORRECT : bowl</text:p>
      <text:p text:style-name="P1">1429073255_5.png : CORRECT : bowl</text:p>
      <text:p text:style-name="P1">1429073285_1.png : CORRECT : bowl</text:p>
      <text:p text:style-name="P1">1429073315_2.png : CORRECT : bowl</text:p>
      <text:p text:style-name="P1">1429073315_6.png : CORRECT : bowl</text:p>
      <text:p text:style-name="P1">1429073315_3.png : CORRECT : bowl</text:p>
      <text:p text:style-name="P1">1429073315_5.png : CORRECT : bowl</text:p>
      <text:p text:style-name="P1">1429073375_1.png : CORRECT : bowl</text:p>
      <text:p text:style-name="P1">1429073375_2.png : CORRECT : bowl</text:p>
      <text:p text:style-name="P1">1429073225_5.png : CORRECT : bowl</text:p>
      <text:p text:style-name="P1">1429073285_6.png : CORRECT : bowl</text:p>
      <text:p text:style-name="P1">1429073255_3.png : CORRECT : bowl</text:p>
      <text:p text:style-name="P1">1429073285_5.png : CORRECT : bowl</text:p>
      <text:p text:style-name="P1">1429073255_2.png : CORRECT : bowl</text:p>
      <text:p text:style-name="P1">bowl : CORRECT = 14 : WRONG = 0 : TOTAL CLASS = 14</text:p>
      <text:p text:style-name="P1"/>
      <text:p text:style-name="P1">classDirPath: /home/bhetherman/workspace/src/brian_recognizer/include/testimages/cup</text:p>
      <text:p text:style-name="P1">1429073255_1.png : CORRECT : cup</text:p>
      <text:p text:style-name="P1">1429073195_1.png : CORRECT : cup</text:p>
      <text:p text:style-name="P1">1429073315_1.png : CORRECT : cup</text:p>
      <text:p text:style-name="P1">1429073165_3.png : no match found : [-1.8062102, -1.8062031, -1.8061818, -1.8061968, -1.8061725, -1.8062105, -1.8062105, -1.8062104]</text:p>
      <text:p text:style-name="P1">1429073285_4.png : CORRECT : cup</text:p>
      <text:p text:style-name="P1">1429073405_1.png : CORRECT : cup</text:p>
      <text:p text:style-name="P1">1429073165_1.png : CORRECT : cup</text:p>
      <text:p text:style-name="P1">1429073225_3.png : CORRECT : cup</text:p>
      <text:p text:style-name="P1">1429072966_3.png : CORRECT : cup</text:p>
      <text:p text:style-name="P1">1429073285_3.png : CORRECT : cup</text:p>
      <text:p text:style-name="P1">1429073225_2.png : CORRECT : cup</text:p>
      <text:p text:style-name="P1">cup : CORRECT = 10 : WRONG = 1 : TOTAL CLASS = 11</text:p>
      <text:p text:style-name="P1"/>
      <text:p text:style-name="P1">classDirPath: /home/bhetherman/workspace/src/brian_recognizer/include/testimages/tea_container</text:p>
      <text:p text:style-name="P1">1429072966_2.png : WRONG : garden_watering_pot : [-1.8062105, -1.8062105, -1.8062105, 1.8062071, -1.8062105, -1.8062105, -1.8062105, -1.8062105]</text:p>
      <text:p text:style-name="P1">1429072215_1.png : WRONG : phone : [-1.8062105, -1.8062105, -1.8062105, -1.8062105, 1.7882559, -1.8062105, -1.8058445, -1.8062065]</text:p>
      <text:p text:style-name="P1">1429072382_2.png : WRONG : tomato_sauce : [-1.8062105, -1.8062105, -1.8062105, -1.8062042, -1.8062105, -1.8062105, -1.734169, 0.54332632]</text:p>
      <text:p text:style-name="P1">1429073135_1.png : CORRECT : tea_container</text:p>
      <text:p text:style-name="P1">1429072946_2.png : CORRECT : tea_container</text:p>
      <text:p text:style-name="P1">tea_container : CORRECT = 2 : WRONG = 3 : TOTAL CLASS = 5</text:p>
      <text:p text:style-name="P1"/>
      <text:p text:style-name="P1">classDirPath: /home/bhetherman/workspace/src/brian_recognizer/include/testimages/alphabet_soup</text:p>
      <text:p text:style-name="P1">1429072927_4.png : WRONG : tomato_sauce : [-1.8062105, -1.8062105, -1.8062105, -1.8062105, -1.8061618, -1.8062105, -0.96738726, -0.41373116]</text:p>
      <text:p text:style-name="P1">1429072946_4.png : WRONG : tea_container : [-1.8062104, -1.8062105, -1.8062104, -1.8062105, <text:soft-page-break/>-1.8006537, -1.8062105, -0.061427739, -1.7959247]</text:p>
      <text:p text:style-name="P1">1429073135_4.png : WRONG : phone : [-0.92920989, -1.8062105, -1.8062102, -1.8062105, -0.84983701, -1.8062105, -1.8062105, -1.8059518]</text:p>
      <text:p text:style-name="P1">1429072215_4.png : CORRECT : alphabet_soup</text:p>
      <text:p text:style-name="P1">1429072291_5.png : WRONG : phone : [-1.8062105, -1.8062105, -1.8062105, -1.8062105, -1.0296637, -1.8062105, -1.6944171, -1.7835724]</text:p>
      <text:p text:style-name="P1">1429072382_4.png : WRONG : tea_container : [-1.8062105, -1.8062105, -1.8062105, -1.8062105, -1.8007979, -1.8062105, -0.89500606, -1.7892481]</text:p>
      <text:p text:style-name="P1">alphabet_soup : CORRECT = 1 : WRONG = 5 : TOTAL CLASS = 6</text:p>
      <text:p text:style-name="P1"/>
      <text:p text:style-name="P1">classDirPath: /home/bhetherman/workspace/src/brian_recognizer/include/testimages/phone</text:p>
      <text:p text:style-name="P1">1429070772_3.png : CORRECT : phone</text:p>
      <text:p text:style-name="P1">1429072966_5.png : CORRECT : phone</text:p>
      <text:p text:style-name="P1">1429072291_3.png : CORRECT : phone</text:p>
      <text:p text:style-name="P1">1429072215_3.png : CORRECT : phone</text:p>
      <text:p text:style-name="P1">phone : CORRECT = 4 : WRONG = 0 : TOTAL CLASS = 4</text:p>
      <text:p text:style-name="P1"/>
      <text:p text:style-name="P1">classDirPath: /home/bhetherman/workspace/src/brian_recognizer/include/testimages/garden_watering_pot</text:p>
      <text:p text:style-name="P1">1429072215_2.png : CORRECT : garden_watering_pot</text:p>
      <text:p text:style-name="P1">1429072291_7.png : CORRECT : garden_watering_pot</text:p>
      <text:p text:style-name="P1">1429073135_6.png : CORRECT : garden_watering_pot</text:p>
      <text:p text:style-name="P1">1429072291_2.png : CORRECT : garden_watering_pot</text:p>
      <text:p text:style-name="P1">1429073135_3.png : CORRECT : garden_watering_pot</text:p>
      <text:p text:style-name="P1">1429071820_2.png : CORRECT : garden_watering_pot</text:p>
      <text:p text:style-name="P1">garden_watering_pot : CORRECT = 6 : WRONG = 0 : TOTAL CLASS = 6</text:p>
      <text:p text:style-name="P1"/>
      <text:p text:style-name="P1">classDirPath: /home/bhetherman/workspace/src/brian_recognizer/include/testimages/tomato_sauce</text:p>
      <text:p text:style-name="P1">1429073315_4.png : WRONG : phone : [-1.8057939, -1.8062105, -1.8062104, -1.8062105, 0.32225358, -1.8062105, -1.7176546, -1.8060896]</text:p>
      <text:p text:style-name="P1">1429073255_4.png : CORRECT : tomato_sauce</text:p>
      <text:p text:style-name="P1">1429073195_2.png : CORRECT : tomato_sauce</text:p>
      <text:p text:style-name="P1">1429073225_4.png : CORRECT : tomato_sauce</text:p>
      <text:p text:style-name="P1">tomato_sauce : CORRECT = 3 : WRONG = 1 : TOTAL CLASS = 4</text:p>
      <text:p text:style-name="P1"/>
      <text:p text:style-name="P1">classDirPath: /home/bhetherman/workspace/src/brian_recognizer/include/testimages/plant</text:p>
      <text:p text:style-name="P1">1429072382_1.png : CORRECT : plant</text:p>
      <text:p text:style-name="P1">1429073135_2.png : CORRECT : plant</text:p>
      <text:p text:style-name="P1">1429071820_1.png : CORRECT : plant</text:p>
      <text:p text:style-name="P1">1429072946_5.png : CORRECT : plant</text:p>
      <text:p text:style-name="P1">1429072291_1.png : CORRECT : plant</text:p>
      <text:p text:style-name="P1">1429072966_1.png : CORRECT : plant</text:p>
      <text:p text:style-name="P1">plant : CORRECT = 6 : WRONG = 0 : TOTAL CLASS = 6</text:p>
      <text:p text:style-name="P1"/>
      <text:p text:style-name="P1"/>
      <text:p text:style-name="P1">TOTAL CORRECT = 46 : TOTAL WRONG = 10 : TOTAL ALL = 56 --- 82.1429 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5T05:15:47.296035833</meta:creation-date>
    <dc:date>2015-04-15T05:30:04.663419761</dc:date>
    <meta:editing-duration>P0D</meta:editing-duration>
    <meta:editing-cycles>1</meta:editing-cycles>
    <meta:document-statistic meta:table-count="0" meta:image-count="0" meta:object-count="0" meta:page-count="2" meta:paragraph-count="74" meta:word-count="526" meta:character-count="4344" meta:non-whitespace-character-count="3892"/>
    <meta:generator>LibreOffice/4.2.7.2$Linux_X86_64 LibreOffice_project/420m0$Build-2</meta:generator>
  </office:meta>
</office:document-meta>
</file>